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office:automatic-styles>
  <office:body>
    <office:text text:use-soft-page-breaks="true">
      <text:p text:style-name="P1"/>
      <text:p text:style-name="P2">MY FIVE QUERIES</text:p>
      <text:p text:style-name="Normal"/>
      <text:p text:style-name="Normal">//Query of any kind</text:p>
      <text:p text:style-name="Normal"><text:s/>SELECT* FROM Location;</text:p>
      <text:p text:style-name="Normal"/>
      <text:p text:style-name="Normal"><text:s/>//Query for counting the number of countries in the database</text:p>
      <text:p text:style-name="Normal">// Counting the number of countries in the location table</text:p>
      <text:p text:style-name="Normal">SELECT COUNT(Country_name) FROM Location;</text:p>
      <text:p text:style-name="Normal"/>
      <text:p text:style-name="Normal">// Query to select countries and their income groups.</text:p>
      <text:p text:style-name="Normal">SELECT Country,Income_group FROM Location JOIN Status WHERE Location.Location_id = Status.Status_id;</text:p>
      <text:p text:style-name="Normal"/>
      <text:p text:style-name="Normal">// Query to select countries and their independence Population in millions</text:p>
      <text:p text:style-name="Normal">SELECT Country, Population FROM Location JOIN Status WHERE Location.Location_id = Status.Status_id;<text:s/></text:p>
      <text:p text:style-name="Normal"/>
      <text:p text:style-name="P3">WRITE UP OF MY AFRICA PROJECT database</text:p>
      <text:p text:style-name="P4">My project is about twenty-nine countries considered part of the African continent. The data is not authentic.<text:s/>The database is called Africa.db and the csv is called Africa.csv.<text:s/>I imported the cs50 library in order to use SQL. The SQL is written in python and the python file is called Africa.py.<text:s/><text:s/>All African countries are considered under both the Lower middle- and Low-income status based on their Gross Domestic Product. They also identified through the various official languages that they speak based on their colonizer’s predecessors. The population is measured in millions of people. The countries have random Independence years. The csv file has a column Country_name which is<text:s/>written in text, Income_group column typed as text, Independence<text:s/>column typed<text:s/>an<text:s/>integer, Language<text:s/>column typed as text, and Population column typed as an integer.</text:p>
      <text:p text:style-name="P5">I created three tables using dbdiagram.io website which eased creation of Location table, Status table and<text:s/>location_Status table. The location_Status is the joining table for the Status and Location table. Inside the Location table there are attributes such as location<text:s/>id which is the primary key for the<text:s/>table, country_name and language. Inside the Status table there are attributes such as<text:s/>id which is the primary key, Population, and Income_group. Inside the joining table there is Status_id and Location_id both as foreign keys for their respective tables, and Independence.<text:s/></text:p>
      <text:p text:style-name="P6"/>
      <text:p text:style-name="P7"/>
      <text:p text:style-name="P8"/>
      <text:p text:style-name="P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meta:initial-creator>
    <dc:creator>M</dc:creator>
    <meta:creation-date>2022-07-19T01:33:00Z</meta:creation-date>
    <dc:date>2022-07-19T01:33:00Z</dc:date>
    <meta:template xlink:href="Normal" xlink:type="simple"/>
    <meta:editing-cycles>2</meta:editing-cycles>
    <meta:editing-duration>PT120S</meta:editing-duration>
    <meta:document-statistic meta:page-count="2" meta:paragraph-count="4" meta:word-count="303" meta:character-count="2030" meta:row-count="14" meta:non-whitespace-character-count="1731"/>
  </office:meta>
</office:document-meta>
</file>